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ans-serif, Arial, 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aee3" officeooo:paragraph-rsid="0008aee3"/>
    </style:style>
    <style:style style:name="P2" style:family="paragraph" style:parent-style-name="Standard">
      <style:text-properties officeooo:rsid="0008aee3" officeooo:paragraph-rsid="00096232"/>
    </style:style>
    <style:style style:name="P3" style:family="paragraph" style:parent-style-name="Standard">
      <style:text-properties officeooo:rsid="00096232" officeooo:paragraph-rsid="00096232"/>
    </style:style>
    <style:style style:name="P4" style:family="paragraph" style:parent-style-name="Standard">
      <style:text-properties officeooo:rsid="000a2700" officeooo:paragraph-rsid="000a2700"/>
    </style:style>
    <style:style style:name="P5" style:family="paragraph" style:parent-style-name="Standard">
      <style:text-properties officeooo:paragraph-rsid="000a2700"/>
    </style:style>
    <style:style style:name="P6" style:family="paragraph" style:parent-style-name="Standard">
      <style:text-properties officeooo:rsid="000e13f7" officeooo:paragraph-rsid="000e13f7"/>
    </style:style>
    <style:style style:name="T1" style:family="text">
      <style:text-properties officeooo:rsid="0008aee3"/>
    </style:style>
    <style:style style:name="T2" style:family="text">
      <style:text-properties officeooo:rsid="00096232"/>
    </style:style>
    <style:style style:name="T3" style:family="text">
      <style:text-properties fo:font-variant="normal" fo:text-transform="none" fo:color="#000000" style:font-name="Liberation Serif" fo:font-size="12pt" fo:letter-spacing="normal" fo:font-style="normal" fo:font-weight="normal" officeooo:rsid="000a2700"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officeooo:rsid="000ba0a8"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officeooo:rsid="000c2d32" style:font-size-asian="12pt" style:font-weight-asian="normal" style:font-size-complex="12pt" style:font-weight-complex="normal"/>
    </style:style>
    <style:style style:name="T6" style:family="text">
      <style:text-properties fo:font-variant="normal" fo:text-transform="none" fo:color="#000000" style:font-name="Liberation Serif" fo:font-size="12pt" fo:letter-spacing="normal" fo:font-style="normal" fo:font-weight="normal" officeooo:rsid="00117b3f"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weight="normal" officeooo:rsid="000a2700" style:font-size-asian="12pt" style:font-weight-asian="normal" style:font-size-complex="12pt" style:font-weight-complex="normal"/>
    </style:style>
    <style:style style:name="T8" style:family="text">
      <style:text-properties officeooo:rsid="000e13f7"/>
    </style:style>
    <style:style style:name="T9" style:family="text">
      <style:text-properties officeooo:rsid="000f48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Latice-Boltzmann Report </text:span></text:p>
      <text:p text:style-name="Standard"/>
      <text:p text:style-name="P3">1 Introduction</text:p>
      <text:p text:style-name="P3"/>
      <text:p text:style-name="P5"><text:bookmark text:name="osc_tag_system_black_In_248"/><text:span text:style-name="T3">In</text:span><text:span text:style-name="T7"> </text:span><text:bookmark text:name="osc_tag_system_black_this_248"/><text:span text:style-name="T3">this</text:span><text:span text:style-name="T7"> </text:span><text:bookmark text:name="osc_tag_system_1"/><text:span text:style-name="T3">assignment</text:span><text:span text:style-name="T7"> </text:span><text:bookmark text:name="osc_tag_system_black_we_876"/><text:span text:style-name="T3">we</text:span><text:span text:style-name="T7"> </text:span><text:bookmark text:name="osc_tag_system_black_were_876"/><text:span text:style-name="T3">were</text:span><text:span text:style-name="T7"> </text:span><text:bookmark text:name="osc_tag_system_2"/><text:span text:style-name="T3">asked</text:span><text:span text:style-name="T7"> </text:span><text:bookmark text:name="osc_tag_system_black_to_792"/><text:span text:style-name="T3">to</text:span><text:span text:style-name="T7"> </text:span><text:bookmark text:name="osc_tag_system_black_optimise_792"/><text:span text:style-name="T3">optimise</text:span><text:span text:style-name="T7"> </text:span><text:bookmark text:name="osc_tag_system_black_an_792"/><text:span text:style-name="T3">an</text:span><text:span text:style-name="T7"> </text:span><text:bookmark text:name="osc_tag_system_3"/><text:span text:style-name="T3">implementation</text:span><text:span text:style-name="T7"> </text:span><text:bookmark text:name="osc_tag_system_black_of_5521"/><text:span text:style-name="T3">of</text:span><text:span text:style-name="T7"> </text:span><text:bookmark text:name="osc_tag_system_black_the_5522"/><text:span text:style-name="T3">the</text:span><text:span text:style-name="T7"> </text:span><text:bookmark text:name="osc_tag_system_black_Lattice_552"/><text:span text:style-name="T3">Lattice-</text:span><text:bookmark text:name="osc_tag_system_black_Boltmann_552"/><text:span text:style-name="T3">Boltmann</text:span><text:span text:style-name="T7"> </text:span><text:bookmark text:name="osc_tag_system_black_algorithm_552"/><text:span text:style-name="T3">algorithm</text:span><text:span text:style-name="T7"> </text:span><text:bookmark text:name="osc_tag_system_black_for_552"/><text:span text:style-name="T3">for</text:span><text:span text:style-name="T7"> </text:span><text:bookmark text:name="osc_tag_system_black_simulating_552"/><text:span text:style-name="T3">simulating</text:span><text:span text:style-name="T7"> </text:span><text:bookmark text:name="osc_tag_system_black_fluids_552"/><text:span text:style-name="T3">fluids</text:span><text:span text:style-name="T7"> </text:span><text:bookmark text:name="osc_tag_system_black_according_552"/><text:span text:style-name="T3">according</text:span><text:span text:style-name="T7"> </text:span><text:bookmark text:name="osc_tag_system_black_to_5524"/><text:span text:style-name="T3">to</text:span><text:span text:style-name="T7"> </text:span><text:bookmark text:name="osc_tag_system_black_the_5521"/><text:span text:style-name="T3">the</text:span><text:span text:style-name="T7"> </text:span><text:bookmark text:name="osc_tag_system_black_Boltzmann_552"/><text:span text:style-name="T3">Boltzmann</text:span><text:span text:style-name="T7"> </text:span><text:bookmark text:name="osc_tag_system_black_equation_552"/><text:span text:style-name="T3">equation. </text:span><text:bookmark text:name="osc_tag_system_black_First_552"/><text:span text:style-name="T3">First</text:span><text:span text:style-name="T7"> </text:span><text:bookmark text:name="osc_tag_system_black_it_552"/><text:span text:style-name="T3">it</text:span><text:span text:style-name="T7"> </text:span><text:bookmark text:name="osc_tag_system_black_was_552"/><text:span text:style-name="T3">was</text:span><text:span text:style-name="T7"> </text:span><text:bookmark text:name="osc_tag_system_black_required_552"/><text:span text:style-name="T3">required</text:span><text:span text:style-name="T7"> </text:span><text:bookmark text:name="osc_tag_system_black_to_5523"/><text:span text:style-name="T3">to</text:span><text:span text:style-name="T7"> </text:span><text:bookmark text:name="osc_tag_system_black_perform_552"/><text:span text:style-name="T3">perform</text:span><text:span text:style-name="T7"> </text:span><text:bookmark text:name="osc_tag_system_black_a_5521"/><text:span text:style-name="T3">a</text:span><text:span text:style-name="T7"> </text:span><text:bookmark text:name="osc_tag_system_black_series_552"/><text:span text:style-name="T3">series</text:span><text:span text:style-name="T7"> </text:span><text:bookmark text:name="osc_tag_system_black_of_552"/><text:span text:style-name="T3">of</text:span><text:span text:style-name="T7"> </text:span><text:bookmark text:name="osc_tag_system_black_serial_552"/><text:span text:style-name="T3">serial</text:span><text:span text:style-name="T7"> </text:span><text:bookmark text:name="osc_tag_system_black_optimisations_552"/><text:span text:style-name="T3">optimisations</text:span><text:span text:style-name="T7"> </text:span><text:bookmark text:name="osc_tag_system_black_to_5522"/><text:span text:style-name="T3">to</text:span><text:span text:style-name="T7"> </text:span><text:bookmark text:name="osc_tag_system_black_the_552"/><text:span text:style-name="T3">the</text:span><text:span text:style-name="T7"> </text:span><text:bookmark text:name="osc_tag_system_black_code_552"/><text:span text:style-name="T3">code</text:span><text:span text:style-name="T7"> </text:span><text:bookmark text:name="osc_tag_system_black_to_5521"/><text:span text:style-name="T3">to</text:span><text:span text:style-name="T7"> </text:span><text:bookmark text:name="osc_tag_system_black_minimise_552"/><text:span text:style-name="T3">minimise</text:span><text:span text:style-name="T7"> </text:span><text:bookmark text:name="osc_tag_system_black_its_552"/><text:span text:style-name="T3">its</text:span><text:span text:style-name="T7"> </text:span><text:span text:style-name="T6">run time</text:span><text:span text:style-name="T7"> </text:span><text:bookmark text:name="osc_tag_system_black_on_552"/><text:span text:style-name="T3">on</text:span><text:span text:style-name="T7"> </text:span><text:bookmark text:name="osc_tag_system_black_a_552"/><text:span text:style-name="T3">a</text:span><text:span text:style-name="T7"> </text:span><text:bookmark text:name="osc_tag_system_black_single_552"/><text:span text:style-name="T3">single</text:span><text:span text:style-name="T7"> </text:span><text:bookmark text:name="osc_tag_system_black_processor_552"/><text:span text:style-name="T3">processor</text:span><text:span text:style-name="T7"> </text:span><text:bookmark text:name="osc_tag_system_black_core_552"/><text:span text:style-name="T3">core, </text:span><text:bookmark text:name="osc_tag_system_black_then_552"/><text:span text:style-name="T3">then</text:span><text:span text:style-name="T7"> </text:span><text:bookmark text:name="osc_tag_system_black_to_552"/><text:span text:style-name="T3">to</text:span><text:span text:style-name="T7"> </text:span><text:bookmark text:name="osc_tag_system_black_implement_552"/><text:span text:style-name="T3">implement</text:span><text:span text:style-name="T7"> </text:span><text:bookmark text:name="osc_tag_system_black_OpenMP_552"/><text:span text:style-name="T3">OpenMP</text:span><text:span text:style-name="T7"> </text:span><text:bookmark text:name="osc_tag_system_4"/><text:span text:style-name="T3">techniques</text:span><text:span text:style-name="T7"> </text:span><text:bookmark text:name="osc_tag_system_black_to_2991"/><text:span text:style-name="T3">to</text:span><text:span text:style-name="T7"> </text:span><text:bookmark text:name="osc_tag_system_black_allow_299"/><text:span text:style-name="T3">allow</text:span><text:span text:style-name="T7"> </text:span><text:bookmark text:name="osc_tag_system_black_the_299"/><text:span text:style-name="T3">the</text:span><text:span text:style-name="T7"> </text:span><text:bookmark text:name="osc_tag_system_black_code_299"/><text:span text:style-name="T3">code</text:span><text:span text:style-name="T7"> </text:span><text:bookmark text:name="osc_tag_system_black_to_299"/><text:span text:style-name="T3">to</text:span><text:span text:style-name="T7"> </text:span><text:bookmark text:name="osc_tag_system_black_be_299"/><text:span text:style-name="T3">be</text:span><text:span text:style-name="T7"> </text:span><text:bookmark text:name="osc_tag_system_5"/><text:span text:style-name="T3">run</text:span><text:span text:style-name="T7"> </text:span><text:bookmark text:name="osc_tag_system_black_on_864"/><text:span text:style-name="T3">on</text:span><text:span text:style-name="T7"> </text:span><text:bookmark text:name="osc_tag_system_black_multiple_864"/><text:span text:style-name="T3">multiple</text:span><text:span text:style-name="T7"> </text:span><text:bookmark text:name="osc_tag_system_black_processes_864"/><text:span text:style-name="T3">processes</text:span><text:span text:style-name="T7"> </text:span><text:bookmark text:name="osc_tag_system_black_of_864"/><text:span text:style-name="T3">of</text:span><text:span text:style-name="T7"> </text:span><text:bookmark text:name="osc_tag_system_black_the_8642"/><text:span text:style-name="T3">the</text:span><text:span text:style-name="T7"> </text:span><text:bookmark text:name="osc_tag_system_black_same_864"/><text:span text:style-name="T3">same</text:span><text:span text:style-name="T7"> </text:span><text:bookmark text:name="osc_tag_system_black_node_864"/><text:span text:style-name="T3">node</text:span><text:span text:style-name="T7"> </text:span><text:bookmark text:name="osc_tag_system_black_to_8641"/><text:span text:style-name="T3">to</text:span><text:span text:style-name="T7"> </text:span><text:bookmark text:name="osc_tag_system_black_allow_864"/><text:span text:style-name="T3">allow</text:span><text:span text:style-name="T7"> </text:span><text:bookmark text:name="osc_tag_system_black_for_864"/><text:span text:style-name="T3">for</text:span><text:span text:style-name="T7"> </text:span><text:bookmark text:name="osc_tag_system_black_parallelisation_864"/><text:span text:style-name="T3">parallelisation. </text:span><text:bookmark text:name="osc_tag_system_black_The_864"/><text:span text:style-name="T3">The</text:span><text:span text:style-name="T7"> </text:span><text:bookmark text:name="osc_tag_system_black_first_864"/><text:span text:style-name="T3">first</text:span><text:span text:style-name="T7"> </text:span><text:bookmark text:name="osc_tag_system_black_thing_864"/><text:span text:style-name="T3">thing</text:span><text:span text:style-name="T7"> </text:span><text:bookmark text:name="osc_tag_system_black_I_8641"/><text:span text:style-name="T3">I</text:span><text:span text:style-name="T7"> </text:span><text:bookmark text:name="osc_tag_system_black_did_864"/><text:span text:style-name="T3">did</text:span><text:span text:style-name="T7"> </text:span><text:bookmark text:name="osc_tag_system_black_was_864"/><text:span text:style-name="T3">was</text:span><text:span text:style-name="T7"> </text:span><text:bookmark text:name="osc_tag_system_black_select_864"/><text:span text:style-name="T3">select</text:span><text:span text:style-name="T7"> </text:span><text:bookmark text:name="osc_tag_system_black_the_8641"/><text:span text:style-name="T3">the</text:span><text:span text:style-name="T7"> </text:span><text:bookmark text:name="osc_tag_system_black_compiler_8641"/><text:span text:style-name="T3">compiler</text:span><text:span text:style-name="T7"> </text:span><text:bookmark text:name="osc_tag_system_black_and_864"/><text:span text:style-name="T3">and</text:span><text:span text:style-name="T7"> </text:span><text:bookmark text:name="osc_tag_system_black_compiler_864"/><text:span text:style-name="T3">compiler</text:span><text:span text:style-name="T7"> </text:span><text:bookmark text:name="osc_tag_system_black_flags_864"/><text:span text:style-name="T3">fla</text:span>gs <text:bookmark text:name="osc_tag_system_black_that_864"/>that <text:bookmark text:name="osc_tag_system_black_I_864"/>I <text:bookmark text:name="osc_tag_system_black_would_864"/>would <text:bookmark text:name="osc_tag_system_black_use_864"/>use <text:bookmark text:name="osc_tag_system_black_to_864"/>to <text:bookmark text:name="osc_tag_system_black_produce_864"/>produce <text:bookmark text:name="osc_tag_system_black_the_864"/>the <text:bookmark text:name="osc_tag_system_black_lowest_864"/>lowest <text:bookmark text:name="osc_tag_system_6"/>run times. <text:bookmark text:name="osc_tag_system_black_I_501"/>I <text:bookmark text:name="osc_tag_system_black_found_501"/>found <text:bookmark text:name="osc_tag_system_black_that_501"/>that <text:bookmark text:name="osc_tag_system_black_by_501"/>by <text:bookmark text:name="osc_tag_system_black_using_501"/>using <text:bookmark text:name="osc_tag_system_black_ICC_501"/>ICC <text:bookmark text:name="osc_tag_system_black_7_501"/>7.<text:bookmark text:name="osc_tag_system_black_1_501"/>1.<text:bookmark text:name="osc_tag_system_black_0_501"/>0 <text:bookmark text:name="osc_tag_system_black_with_501"/>with <text:bookmark text:name="osc_tag_system_black_the_501"/>the <text:bookmark text:name="osc_tag_system_black_flags_501"/>flags <text:bookmark text:name="osc_tag_system_7"/>-Ofast <text:bookmark text:name="osc_tag_system_black_and_932"/>and <text:bookmark text:name="osc_tag_system_8"/>AVX, <text:bookmark text:name="osc_tag_system_black_these_201"/>these <text:bookmark text:name="osc_tag_system_black_flags_201"/>flags <text:bookmark text:name="osc_tag_system_black_tell_201"/>tell <text:bookmark text:name="osc_tag_system_black_the_2012"/>the <text:bookmark text:name="osc_tag_system_black_compiler_201"/>compiler <text:bookmark text:name="osc_tag_system_black_to_2011"/>to <text:bookmark text:name="osc_tag_system_black_maximise_201"/>maximise <text:bookmark text:name="osc_tag_system_black_the_2011"/>the <text:bookmark text:name="osc_tag_system_black_optimisations_201"/>optimisations <text:bookmark text:name="osc_tag_system_black_it_201"/>it <text:bookmark text:name="osc_tag_system_black_performs_201"/>performs <text:bookmark text:name="osc_tag_system_black_on_201"/>on <text:bookmark text:name="osc_tag_system_black_the_201"/>the <text:bookmark text:name="osc_tag_system_black_code_201"/>code <text:bookmark text:name="osc_tag_system_black_and_201"/>and <text:bookmark text:name="osc_tag_system_black_to_201"/>to <text:bookmark text:name="osc_tag_system_black_generate_201"/><text:span text:style-name="T3">generate</text:span><text:span text:style-name="T7"> </text:span><text:bookmark text:name="osc_tag_system_black_SIMD_201"/><text:span text:style-name="T3">SIMD</text:span><text:span text:style-name="T7"> </text:span><text:bookmark text:name="osc_tag_system_9"/><text:span text:style-name="T3">instructions</text:span><text:span text:style-name="T7"> </text:span><text:bookmark text:name="osc_tag_system_black_based_147"/><text:span text:style-name="T3">based</text:span><text:span text:style-name="T7"> </text:span><text:bookmark text:name="osc_tag_system_black_on_147"/><text:span text:style-name="T3">on</text:span><text:span text:style-name="T7"> </text:span><text:bookmark text:name="osc_tag_system_black_the_147"/><text:span text:style-name="T3">the</text:span><text:span text:style-name="T7"> </text:span><text:bookmark text:name="osc_tag_system_black_CPU_147"/><text:span text:style-name="T3">CPU</text:span><text:span text:style-name="T7"> </text:span><text:bookmark text:name="osc_tag_system_10"/><text:span text:style-name="T3">architecture</text:span><text:span text:style-name="T7"> </text:span><text:bookmark text:name="osc_tag_system_black_respectively_111"/><text:span text:style-name="T3">respectively. </text:span><text:span text:style-name="T4">Using these compiler options on the originally provided code produces run times on square grids of size 128x128, 256x256 and 1024x1024 of </text:span><text:span text:style-name="T5">around </text:span><text:span text:style-name="T4">25.2s, </text:span><text:span text:style-name="T5">202.8s, and <text:s text:c="2"/>respectively. </text:span></text:p>
      <text:p text:style-name="P4"/>
      <text:p text:style-name="P2"><text:span text:style-name="T2">2</text:span>. Serial Optimisations</text:p>
      <text:p text:style-name="P1"><text:span text:style-name="T2">2</text:span>.1 <text:span text:style-name="T8">Loop Fusion</text:span></text:p>
      <text:p text:style-name="P1"/>
      <text:p text:style-name="P6">The first serial optimisation I performed was to perform a loop fusion by combining the functioning of the rebound() and collision() functions into one function. This means that we reduce the number of times the program needs to iterate over the grid, <text:span text:style-name="T9">thus reducing the number of arithmetic and memory operations performed and resulting in a speed up. I also realised that it was possible to merge av_velocity() into the same function as the local_density, u_x and u_y calculations were just repeated from the collision() function. This meant that I could have the newly created large function return the av_vels calculation, which in tern I had the timestep() function return to be assigned to the the av_vels[tt] array. I found that trying to merge the propagate function into the same function resulted in the run times being increased, so I held off on merging it as well until I was making the functions vectorise. These improvements resulted in the run time of the program acting on a 128x128 grid being reduce t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ans-serif, Arial, Helvetic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8:17:37.327327365</meta:creation-date>
    <dc:date>2019-02-21T19:36:26.524593110</dc:date>
    <meta:editing-duration>PT28M7S</meta:editing-duration>
    <meta:editing-cycles>6</meta:editing-cycles>
    <meta:generator>LibreOffice/5.1.6.2$Linux_X86_64 LibreOffice_project/10m0$Build-2</meta:generator>
    <meta:document-statistic meta:table-count="0" meta:image-count="0" meta:object-count="0" meta:page-count="1" meta:paragraph-count="6" meta:word-count="338" meta:character-count="2041" meta:non-whitespace-character-count="1699"/>
  </office:meta>
</office:document-meta>
</file>